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elineControlMethod.BaselineControlMethod( String uri , String baselineHref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BaselineControlMethod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lineControlMethod.BaselineControlMethod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lineControlMethod.isSuccess( int status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